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18" office:value-type="string" calcext:value-type="string">
            <text:p>25-3</text:p>
          </table:table-cell>
          <table:table-cell table:style-name="ce18" office:value-type="string" calcext:value-type="string">
            <text:p>26-1</text:p>
          </table:table-cell>
          <table:table-cell table:style-name="ce18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18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4-03T15:11:36.873452615</dc:date>
    <meta:editing-duration>P1DT16H19M6S</meta:editing-duration>
    <meta:editing-cycles>288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